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list-style-name="WWNum1">
      <loext:graphic-properties draw:fill="solid" draw:fill-color="#ffffff"/>
      <style:paragraph-properties fo:line-height="150%" fo:text-align="justify" style:justify-single-word="false" fo:background-color="#ffffff"/>
    </style:style>
    <style:style style:name="P2" style:family="paragraph" style:parent-style-name="normal">
      <loext:graphic-properties draw:fill="solid" draw:fill-color="#ffffff"/>
      <style:paragraph-properties fo:line-height="150%" fo:text-align="justify" style:justify-single-word="false" fo:background-color="#ffffff"/>
      <style:text-properties officeooo:paragraph-rsid="00126097"/>
    </style:style>
    <style:style style:name="P3" style:family="paragraph" style:parent-style-name="normal">
      <loext:graphic-properties draw:fill="solid" draw:fill-color="#ffffff"/>
      <style:paragraph-properties fo:line-height="150%" fo:text-align="justify" style:justify-single-word="false" fo:background-color="#ffffff"/>
      <style:text-properties officeooo:paragraph-rsid="0013e689"/>
    </style:style>
    <style:style style:name="P4" style:family="paragraph" style:parent-style-name="normal">
      <loext:graphic-properties draw:fill="solid" draw:fill-color="#ffffff"/>
      <style:paragraph-properties fo:line-height="150%" fo:text-align="justify" style:justify-single-word="false" fo:background-color="#ffffff"/>
      <style:text-properties officeooo:rsid="00137b8c" officeooo:paragraph-rsid="0013e689"/>
    </style:style>
    <style:style style:name="P5" style:family="paragraph" style:parent-style-name="normal">
      <loext:graphic-properties draw:fill="solid" draw:fill-color="#ffffff"/>
      <style:paragraph-properties fo:line-height="150%" fo:text-align="justify" style:justify-single-word="false" fo:background-color="#ffffff"/>
      <style:text-properties officeooo:rsid="0013e689" officeooo:paragraph-rsid="0013e689"/>
    </style:style>
    <style:style style:name="P6" style:family="paragraph" style:parent-style-name="normal" style:list-style-name="WWNum1">
      <loext:graphic-properties draw:fill="solid" draw:fill-color="#ffffff"/>
      <style:paragraph-properties fo:line-height="150%" fo:text-align="justify" style:justify-single-word="false" fo:background-color="#ffffff"/>
      <style:text-properties officeooo:rsid="0013e689" officeooo:paragraph-rsid="0013e689"/>
    </style:style>
    <style:style style:name="P7" style:family="paragraph" style:parent-style-name="normal">
      <style:paragraph-properties fo:margin-top="0in" fo:margin-bottom="0.1665in" loext:contextual-spacing="false" fo:text-align="center" style:justify-single-word="false"/>
    </style:style>
    <style:style style:name="P8" style:family="paragraph" style:parent-style-name="normal" style:master-page-name="Standard">
      <style:paragraph-properties fo:text-align="center" style:justify-single-word="false" style:page-number="1"/>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fo:color="#333333" style:font-name="Times New Roman" fo:font-size="12pt" style:font-size-asian="12pt" style:font-name-complex="Times New Roman1" style:font-size-complex="12pt"/>
    </style:style>
    <style:style style:name="T4" style:family="text">
      <style:text-properties fo:color="#333333" style:font-name="Times New Roman" fo:font-size="12pt" officeooo:rsid="00117c62" style:font-size-asian="12pt" style:font-name-complex="Times New Roman1" style:font-size-complex="12pt"/>
    </style:style>
    <style:style style:name="T5" style:family="text">
      <style:text-properties fo:color="#333333" style:font-name="Times New Roman" fo:font-size="12pt" officeooo:rsid="0011e4fd" style:font-size-asian="12pt" style:font-name-complex="Times New Roman1" style:font-size-complex="12pt"/>
    </style:style>
    <style:style style:name="T6" style:family="text">
      <style:text-properties fo:color="#333333" style:font-name="Times New Roman" fo:font-size="12pt" officeooo:rsid="00126097" style:font-size-asian="12pt" style:font-name-complex="Times New Roman1" style:font-size-complex="12pt"/>
    </style:style>
    <style:style style:name="T7" style:family="text">
      <style:text-properties fo:color="#333333" style:font-name="Times New Roman" fo:font-size="12pt" officeooo:rsid="0013e689" style:font-size-asian="12pt" style:font-name-complex="Times New Roman1" style:font-size-complex="12pt"/>
    </style:style>
    <style:style style:name="T8" style:family="text">
      <style:text-properties fo:color="#333333" style:font-name="Times New Roman" fo:font-size="12pt" officeooo:rsid="00137b8c" style:font-size-asian="12pt" style:font-name-complex="Times New Roman1" style:font-size-complex="12pt"/>
    </style:style>
    <style:style style:name="T9" style:family="text">
      <style:text-properties officeooo:rsid="0013e6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Practical-1</text:span></text:p>
      <text:p text:style-name="P7"><text:span text:style-name="T1">Worksheet</text:span></text:p>
      <text:list xml:id="list1431306146" text:style-name="WWNum1">
        <text:list-item>
          <text:p text:style-name="P1"><text:span text:style-name="T3">(a) What is the basic difference between BASH and DOS?</text:span></text:p>
        </text:list-item>
      </text:list>
      <text:p text:style-name="P2"><text:span text:style-name="T4">Ans: - BASH supports multi-user and multi-processing while DOS support only single user and single task . BASH became the base for Linux operating system which supports POSIX while DOS became the base for Windows operating system which supports API. BASH is more reliable, flexible and robust than DOS. BASH supports networking while DOS doesn’t but can allow another application. BASH is case sensitive while DOS is not. </text:span></text:p>
      <text:p text:style-name="P2"><text:span text:style-name="T4"/></text:p>
      <text:p text:style-name="P2"><text:span text:style-name="T6">(b) </text:span><text:span text:style-name="T2">Is there any difference between UNIX and LINUX?</text:span></text:p>
      <text:p text:style-name="P2"><text:span text:style-name="T4">Ans: - Currently, UNIX is a commercial and proprietary software while LINUX is an open-source software. Although to get the </text:span><text:span text:style-name="T5">technical support one will have to get a subscription but one <text:s/>can get the source code for free.</text:span></text:p>
      <text:p text:style-name="P2"><text:span text:style-name="T5"/></text:p>
      <text:p text:style-name="P2"><text:span text:style-name="T6">(c) </text:span><text:span text:style-name="T3">Elaborate the functions of kernel along with the types of kernel.</text:span></text:p>
      <text:p text:style-name="P4"><text:span text:style-name="T3">Ans: - The main function</text:span><text:span text:style-name="T7">s</text:span><text:span text:style-name="T3"> of the kernel </text:span><text:span text:style-name="T7">are: </text:span></text:p>
      <text:p text:style-name="P5"><text:span text:style-name="T3"><text:tab/>a. </text:span><text:span text:style-name="T8"><text:s/></text:span><text:span text:style-name="T3">T</text:span><text:span text:style-name="T8">o abstract the </text:span><text:span text:style-name="T3">hardware implementation.</text:span></text:p>
      <text:p text:style-name="P5"><text:span text:style-name="T3"><text:tab/>b. <text:s/>To create a bridge between hardware and user.</text:span></text:p>
      <text:p text:style-name="P5"><text:span text:style-name="T3"><text:tab/>c. <text:s text:c="2"/>To manage the execution of task.</text:span></text:p>
      <text:p text:style-name="P5"><text:span text:style-name="T3"><text:tab/>d. <text:s text:c="2"/>To allocate resource as per the request of user or application.</text:span></text:p>
      <text:p text:style-name="P5"><text:span text:style-name="T3">Types of kernel: -</text:span></text:p>
      <text:p text:style-name="P5"><text:span text:style-name="T3"><text:tab/>a. <text:s text:c="2"/>Monolithic Kernel</text:span></text:p>
      <text:p text:style-name="P5"><text:span text:style-name="T3"><text:tab/>b. <text:s text:c="2"/>Micro Kernel</text:span></text:p>
      <text:p text:style-name="P5"><text:span text:style-name="T3"><text:tab/>c. <text:s text:c="2"/>Hybrid Kernel</text:span></text:p>
      <text:p text:style-name="P5"><text:span text:style-name="T3"><text:tab/>d. <text:s text:c="2"/>Exo Kernel</text:span></text:p>
      <text:p text:style-name="P3"><text:span text:style-name="T7"><text:tab/>e. <text:s text:c="2"/>Nano Kernel</text:span></text:p>
      <text:p text:style-name="P3"><text:span text:style-name="T7"/></text:p>
      <text:p text:style-name="P3"><text:span text:style-name="T7">(d) </text:span><text:span text:style-name="T3">What are the advantages of an open-source?</text:span></text:p>
      <text:p text:style-name="P5"><text:span text:style-name="T3">Ans: - If a software is open-source then anyone can obtain the source code of that software.</text:span></text:p>
      <text:p text:style-name="P3"><text:span text:style-name="T7"><text:tab/>This is helpful when someone wants to add some feature, remove some feature, change <text:tab/>some part of the original code to build his own version of the software to fulfil his need.</text:span></text:p>
      <text:list xml:id="list95851427721938" text:continue-numbering="true" text:style-name="WWNum1">
        <text:list-item>
          <text:p text:style-name="P1"><text:soft-page-break/><text:span text:style-name="T3">Suppose recently your company switched their operating systems from Microsoft to Linux. Now you have all documents in MS word, what you will do to save all of that work in Linux operating system?</text:span></text:p>
          <text:p text:style-name="P6"><text:span text:style-name="T3">Ans: - It can all be handles by installing office tools from open-source free software.</text:span></text:p>
        </text:list-item>
      </text:list>
      <text:p text:style-name="P5"><text:span text:style-name="T3"><text:tab/>Examples are Open office, Libre office, Apache office etc.</text:span></text:p>
      <text:list xml:id="list95852499342847" text:continue-numbering="true" text:style-name="WWNum1">
        <text:list-item>
          <text:p text:style-name="P1"><text:span text:style-name="T3">Perform installation of Linux in dual boot. Explain the detailed steps along with screenshot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IN"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normal" style:next-style-name="normal"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normal"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Title" style:family="paragraph" style:parent-style-name="normal" style:next-style-name="normal"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use-window-font-color="true" style:font-name="Times New Roman" fo:font-family="'Times New Roman'" style:font-family-generic="roman" style:font-pitch="variable" fo:font-size="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a" style:num-letter-sync="true"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editing-cycles>32</meta:editing-cycles>
    <meta:creation-date>2020-06-27T09:08:00</meta:creation-date>
    <dc:date>2020-10-31T09:58:15.707413159</dc:date>
    <meta:editing-duration>PT57M59S</meta:editing-duration>
    <meta:generator>LibreOffice/6.3.6.2$Linux_X86_64 LibreOffice_project/30$Build-2</meta:generator>
    <meta:document-statistic meta:table-count="0" meta:image-count="0" meta:object-count="0" meta:page-count="2" meta:paragraph-count="25" meta:word-count="333" meta:character-count="1950" meta:non-whitespace-character-count="16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